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8*"/>
    </style:style>
    <style:style style:name="Table1.B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19f6b8" officeooo:paragraph-rsid="0019f6b8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19f91c" officeooo:paragraph-rsid="0019f91c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1a2ef4" officeooo:paragraph-rsid="001a2ef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bc1d4" officeooo:paragraph-rsid="001bc1d4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d3fe7" officeooo:paragraph-rsid="001d3fe7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e11fe" officeooo:paragraph-rsid="001e11fe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text-line-through-style="solid" style:text-line-through-type="single" fo:font-size="12pt" officeooo:rsid="00182de2" officeooo:paragraph-rsid="00182de2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82de2" officeooo:paragraph-rsid="00182de2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82de2" officeooo:paragraph-rsid="00182de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82de2" officeooo:paragraph-rsid="00182de2" style:font-size-asian="10.5pt" style:font-size-complex="12pt"/>
    </style:style>
    <style:style style:name="T1" style:family="text">
      <style:text-properties officeooo:rsid="001a2ef4"/>
    </style:style>
    <style:style style:name="T2" style:family="text">
      <style:text-properties officeooo:rsid="001e11f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1e1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inecraft: Reborn <text:span text:style-name="T1">V1.1-b</text:span></text:p>
      <text:p text:style-name="P11">A modpack inspired by nostalgia</text:p>
      <text:p text:style-name="P11"/>
      <text:p text:style-name="P12">Welcome to the Minecraft: Reborn Modpack made by Maxaroth. This modpack was <text:span text:style-name="T2">conceived</text:span> while I was tripping on nostalgia for 2014 Minecraft. Anyway I’m sure nobody wants a long and boring story about how I decided to do this so here is a list of mods in the pack: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Mod Name</text:p>
          </table:table-cell>
          <table:table-cell table:style-name="Table1.B1" office:value-type="string">
            <text:p text:style-name="P8">Version Added/Removed</text:p>
          </table:table-cell>
        </table:table-row>
        <table:table-row>
          <table:table-cell table:style-name="Table1.A2" office:value-type="string">
            <text:p text:style-name="P2">Galacticraft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2">JEI (Just enough items)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2">Rich Ores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9">Just a few more ores</text:p>
          </table:table-cell>
          <table:table-cell table:style-name="Table1.B2" office:value-type="string">
            <text:p text:style-name="P9"><text:span text:style-name="T3">- </text:span><text:span text:style-name="T4">1.1-b</text:span></text:p>
          </table:table-cell>
        </table:table-row>
        <table:table-row>
          <table:table-cell table:style-name="Table1.A2" office:value-type="string">
            <text:p text:style-name="P2">Lots o ores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3">Tinkers Construct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3">Buildcraft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4">Simple logic gates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5">forestry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5">Simple logic wires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5">Complex logic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6">Twilight forest</text:p>
          </table:table-cell>
          <table:table-cell table:style-name="Table1.B2" office:value-type="string">
            <text:p text:style-name="P8">+1.0-b</text:p>
          </table:table-cell>
        </table:table-row>
        <table:table-row>
          <table:table-cell table:style-name="Table1.A2" office:value-type="string">
            <text:p text:style-name="P7">Optifine</text:p>
          </table:table-cell>
          <table:table-cell table:style-name="Table1.B2" office:value-type="string">
            <text:p text:style-name="P8">+1.1-b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1:07:06.953128937</meta:creation-date>
    <dc:date>2019-03-06T13:11:16.871047842</dc:date>
    <meta:editing-duration>PT11H13M1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1" meta:word-count="105" meta:character-count="607" meta:non-whitespace-character-count="533"/>
  </office:meta>
</office:document-meta>
</file>